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Este texto es muy sólido: claro, ordenado y sutilmente emotivo. Abre una gran oportunidad para elevarlo con una capa mística que <text:span text:style-name="Strong_20_Emphasis">conecte la memoria con el alma, el tiempo, el espíritu y el misterio de la permanencia</text:span>.</text:p>
      <text:p text:style-name="Text_20_body">Igual que antes, propongo <text:span text:style-name="Strong_20_Emphasis">mantener intacta tu estructura y tu contenido técnico</text:span>, y rodearlo con una narrativa evocadora: introducciones breves, cierres poéticos, pequeñas inflexiones simbólicas. La idea es que la lógica de la explicación se sostenga, pero aparezca envuelta en una atmósfera de profundidad.</text:p>
      <text:p text:style-name="Horizontal_20_Line"/>
      <text:h text:style-name="Heading_20_2" text:outline-level="2">🌌 2 – ¿Qué es la memoria?</text:h>
      <text:p text:style-name="Text_20_body"><text:span text:style-name="Strong_20_Emphasis">Apertura mística general para la sección:</text:span></text:p>
      <text:p text:style-name="Quotations">No somos lo que tenemos, ni lo que hacemos.<text:line-break/>Somos, sobre todo, lo que recordamos.</text:p>
      <text:p text:style-name="Quotations">La memoria es el espejo donde el tiempo se mira a sí mismo.<text:line-break/>Es el fuego que no se apaga en la noche del olvido.</text:p>
      <text:p text:style-name="Quotations">Allí donde algo es conservado —una palabra, una forma, una vibración— hay un vestigio del alma.<text:line-break/>Porque la memoria es el modo en que el ser persiste. Y toda persistencia es un acto sagrado.</text:p>
      <text:p text:style-name="Horizontal_20_Line"/>
      <text:h text:style-name="Heading_20_3" text:outline-level="3"><text:span text:style-name="Strong_20_Emphasis">2.1 Memoria humana: la experiencia directa</text:span></text:h>
      <text:p text:style-name="Text_20_body"><text:span text:style-name="Emphasis">Tu texto se mantiene íntegro</text:span><text:line-break/><text:span text:style-name="Emphasis">Cierre poético sugerido:</text:span></text:p>
      <text:p text:style-name="Quotations">Lo que recordamos no es solo pasado.<text:line-break/>Es raíz.<text:line-break/>Cada recuerdo es una hebra de la identidad, un hilo que conecta lo que fuimos con lo que seremos.</text:p>
      <text:p text:style-name="Quotations">Por eso, la memoria no es solo una facultad. Es un templo interior.<text:line-break/>Un santuario donde el espíritu conserva su forma, incluso cuando todo alrededor cambia.</text:p>
      <text:p text:style-name="Horizontal_20_Line"/>
      <text:h text:style-name="Heading_20_3" text:outline-level="3"><text:span text:style-name="Strong_20_Emphasis">2.2 Memoria como registro de información</text:span></text:h>
      <text:p text:style-name="Text_20_body"><text:span text:style-name="Emphasis">Apertura breve mística antes de tu texto:</text:span></text:p>
      <text:p text:style-name="Quotations">La memoria no pertenece solo a la mente humana.<text:line-break/>Está en las cosas.<text:line-break/>En el barro cocido de las tablillas sumerias, en las grietas de un tronco viejo, en la vibración de una cuerda al ser pulsada.</text:p>
      <text:p text:style-name="Quotations"><text:soft-page-break/>El mundo no olvida. Solo espera a ser escuchado.</text:p>
      <text:p text:style-name="Text_20_body"><text:span text:style-name="Emphasis">Cierre suave sugerido:</text:span></text:p>
      <text:p text:style-name="Quotations">Donde hay un trazo, hay un testigo.<text:line-break/>Donde hay forma preservada, hay memoria.</text:p>
      <text:p text:style-name="Quotations">La realidad, quizás, no es otra cosa que una vasta sinfonía de recuerdos en distintas materias.</text:p>
      <text:p text:style-name="Horizontal_20_Line"/>
      <text:h text:style-name="Heading_20_3" text:outline-level="3"><text:span text:style-name="Strong_20_Emphasis">2.3 Soporte, forma y permanencia</text:span></text:h>
      <text:p text:style-name="Text_20_body"><text:span text:style-name="Emphasis">Apertura evocadora opcional:</text:span></text:p>
      <text:p text:style-name="Quotations">Toda memoria necesita un cuerpo.<text:line-break/>Un altar donde fijarse.</text:p>
      <text:p text:style-name="Quotations">Porque nada que perdura lo hace sin materia.<text:line-break/>Y toda materia que guarda algo se vuelve sagrada.</text:p>
      <text:p text:style-name="Text_20_body"><text:span text:style-name="Emphasis">Cierre poético sugerido:</text:span></text:p>
      <text:p text:style-name="Quotations">Algunas memorias duran un instante y se desvanecen como el aliento en un espejo.<text:line-break/>Otras resisten los siglos, como inscripciones en la roca o constelaciones talladas en el cielo.</text:p>
      <text:p text:style-name="Quotations">Pero en todas ellas hay una misma voluntad: resistir al olvido.<text:line-break/>Ser puente entre lo que fue y lo que puede volver a ser.</text:p>
      <text:p text:style-name="Horizontal_20_Line"/>
      <text:h text:style-name="Heading_20_3" text:outline-level="3"><text:span text:style-name="Strong_20_Emphasis">2.4 Una definición general de memoria</text:span></text:h>
      <text:p text:style-name="Text_20_body"><text:span text:style-name="Emphasis">Antes de tu definición final, breve elevación espiritual:</text:span></text:p>
      <text:p text:style-name="Quotations">Si el universo piensa, lo hace a través de sistemas que recuerdan.<text:line-break/>La memoria es la condición del aprendizaje, el eco donde la experiencia deja su marca.</text:p>
      <text:p text:style-name="Quotations">En todo sistema que evoluciona, hay memoria.<text:line-break/>Y en toda memoria, hay espíritu.</text:p>
      <text:p text:style-name="Text_20_body"><text:span text:style-name="Emphasis">Y como cierre final para la sección:</text:span></text:p>
      <text:p text:style-name="Quotations">Así como el alma sostiene la identidad a través del paso del tiempo,<text:line-break/>la memoria sostiene la conciencia en todo sistema inteligente.</text:p>
      <text:p text:style-name="Quotations">La memoria es la forma que tiene el tiempo de tocar lo eterno.</text:p>
      <text:p text:style-name="Horizontal_20_Line"/>
      <text:h text:style-name="Heading_20_2" text:outline-level="2"><text:soft-page-break/>✅ Resultado: un texto doblemente eficaz</text:h>
      <text:p text:style-name="Text_20_body">Este tratamiento logra:</text:p>
      <text:list xml:id="list3067127863" text:style-name="L1">
        <text:list-item>
          <text:p text:style-name="P1"><text:span text:style-name="Strong_20_Emphasis">Respetar tu contenido racional y técnico</text:span>.</text:p>
        </text:list-item>
        <text:list-item>
          <text:p text:style-name="P1"><text:span text:style-name="Strong_20_Emphasis">Elevar el lenguaje con resonancia espiritual, sin sonar forzado ni fantasioso</text:span>.</text:p>
        </text:list-item>
        <text:list-item>
          <text:p text:style-name="P1"><text:span text:style-name="Strong_20_Emphasis">Preparar emocionalmente al lector para pensar en el ADN, la memoria y el proceso de cálculo como parte de una misma lógica cósmica</text:span>.</text:p>
        </text:list-item>
      </text:list>
      <text:p text:style-name="Horizontal_20_Line"/>
      <text:p text:style-name="Text_20_body">¿Querés que lo compile como texto final ya editado con las inclusiones místicas integradas? ¿O preferís que lo dejemos así separado por partes para seguir trabajando sección por sección?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07-27T19:19:25.013000000</meta:creation-date>
    <dc:date>2025-07-27T19:24:57.268000000</dc:date>
    <meta:editing-duration>PT5M32S</meta:editing-duration>
    <meta:editing-cycles>1</meta:editing-cycles>
    <meta:document-statistic meta:table-count="0" meta:image-count="0" meta:object-count="0" meta:page-count="3" meta:paragraph-count="38" meta:word-count="593" meta:character-count="3460" meta:non-whitespace-character-count="2907"/>
    <meta:generator>LibreOffice/7.3.5.2$Windows_X86_64 LibreOffice_project/184fe81b8c8c30d8b5082578aee2fed2ea847c01</meta:generator>
  </office:meta>
</office:document-meta>
</file>